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ess Start 2P" svg:font-family="'Press Start 2P'" style:font-pitch="variable"/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ress Start 2P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Press Start 2P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3pt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inding of Isaac lite</text:p>
      <text:p text:style-name="P2"/>
      <text:p text:style-name="P3">Objetivos:</text:p>
      <text:p text:style-name="P6"><text:tab/><text:span text:style-name="T1">Avanzar en la mazmorra y conseguir llegar hasta el trofeo final.</text:span></text:p>
      <text:p text:style-name="P9"/>
      <text:p text:style-name="P8">Controles:</text:p>
      <text:p text:style-name="P6"><text:tab/><text:span text:style-name="T1">WASDA --&gt; Mover al personaje</text:span></text:p>
      <text:p text:style-name="P7"><text:tab/>Cursores --&gt; Disparar</text:p>
      <text:p text:style-name="P6"/>
      <text:p text:style-name="P9"/>
      <text:p text:style-name="P9"><text:span text:style-name="T3">Atractivo del juego:</text:span><text:tab/></text:p>
      <text:p text:style-name="P5"><text:tab/><text:span text:style-name="T1">El juego es una version "lite" del famoso roguelike "The Binding of Isaac", el atractivo del juego es que es <text:s/><text:tab/>posible jugarlo gratuitamente en un navegadory disfrutar de una experiencia similar a la que se <text:tab/>siente al jugar <text:tab/>al <text:s/>juego completo.</text:span></text:p>
      <text:p text:style-name="P9"/>
      <text:p text:style-name="P9"/>
      <text:p text:style-name="P8">Errores conocidos:</text:p>
      <text:list xml:id="list8108818489476198623" text:style-name="L1">
        <text:list-item>
          <text:p text:style-name="P4"><text:span text:style-name="T2">Me ha faltado poder añadir sonidos y darle mas feedback al jugador cuando hace algo(dañar enemigos, coger objetos, recibir daño)</text:span></text:p>
        </text:list-item>
        <text:list-item>
          <text:p text:style-name="P4"><text:span text:style-name="T2">En el codigo hay varias funcionalidades de que aunque estan implementadas no se usan por problemas de planificacion( al principio se iban a usar pero al como se fue mi compañero no pude implementarlas) eg: monedas, poder hacer balas con diferentes daños y comportamientos ...</text:span></text:p>
        </text:list-item>
        <text:list-item>
          <text:p text:style-name="P4"><text:span text:style-name="T2">Falta un jefe final pero me dio varios falllos en el ultimo momento y decidi no ponerlo al fin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Press Start 2P" svg:font-family="'Press Start 2P'" style:font-pitch="variable"/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39S</meta:editing-duration>
    <meta:editing-cycles>3</meta:editing-cycles>
    <meta:generator>OpenOffice/4.1.2$Win32 OpenOffice.org_project/412m3$Build-9782</meta:generator>
    <dc:date>2018-01-26T23:17:02.84</dc:date>
    <meta:document-statistic meta:table-count="0" meta:image-count="0" meta:object-count="0" meta:page-count="1" meta:paragraph-count="12" meta:word-count="161" meta:character-count="947"/>
    <meta:user-defined meta:name="Info 1"/>
    <meta:user-defined meta:name="Info 2"/>
    <meta:user-defined meta:name="Info 3"/>
    <meta:user-defined meta:name="Info 4"/>
  </office:meta>
</office:document-meta>
</file>